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56" calcext:value-type="float">
            <text:p>98.5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37" calcext:value-type="float">
            <text:p>137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.36" calcext:value-type="float">
            <text:p>84.3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5" calcext:value-type="float">
            <text:p>205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1.3" calcext:value-type="float">
            <text:p>91.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63" calcext:value-type="float">
            <text:p>63</text:p>
          </table:table-cell>
          <table:table-cell table:formula="of:=[.B7]-[.E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2.31" calcext:value-type="float">
            <text:p>92.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4" calcext:value-type="float">
            <text:p>84</text:p>
          </table:table-cell>
          <table:table-cell table:formula="of:=[.B8]-[.E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61" calcext:value-type="float">
            <text:p>261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2.58" calcext:value-type="float">
            <text:p>92.5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37" calcext:value-type="float">
            <text:p>237</text:p>
          </table:table-cell>
          <table:table-cell table:formula="of:=[.B15]-[.E15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2.89" calcext:value-type="float">
            <text:p>92.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6" calcext:value-type="float">
            <text:p>196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3.88" calcext:value-type="float">
            <text:p>93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2" calcext:value-type="float">
            <text:p>92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4.5" calcext:value-type="float">
            <text:p>94.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3" calcext:value-type="float">
            <text:p>103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19]*[.A19]/100; 0)" office:value-type="float" office:value="8" calcext:value-type="float">
            <text:p>8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0]*[.A20]/100; 0)" office:value-type="float" office:value="17" calcext:value-type="float">
            <text:p>17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bs-lisp-parser-string.ads</text:p>
          </table:table-cell>
          <table:table-cell/>
          <table:table-cell table:formula="of:=ROUND([.B21]*[.A21]/100; 0)" office:value-type="float" office:value="9" calcext:value-type="float">
            <text:p>9</text:p>
          </table:table-cell>
          <table:table-cell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1" calcext:value-type="float">
            <text:p>93.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bs-lisp-parser-string.adb</text:p>
          </table:table-cell>
          <table:table-cell/>
          <table:table-cell table:formula="of:=ROUND([.B22]*[.A22]/100; 0)" office:value-type="float" office:value="27" calcext:value-type="float">
            <text:p>27</text:p>
          </table:table-cell>
          <table:table-cell table:formula="of:=[.B22]-[.E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3]*[.A23]/100; 0)" office:value-type="float" office:value="6" calcext:value-type="float">
            <text:p>6</text:p>
          </table:table-cell>
          <table:table-cell table:style-name="ce7" table:formula="of:=[.B23]-[.E2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.58" calcext:value-type="float">
            <text:p>79.5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4]*[.A24]/100; 0)" office:value-type="float" office:value="226" calcext:value-type="float">
            <text:p>226</text:p>
          </table:table-cell>
          <table:table-cell table:formula="of:=[.B24]-[.E24]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5]*[.A25]/100; 0)" office:value-type="float" office:value="3" calcext:value-type="float">
            <text:p>3</text:p>
          </table:table-cell>
          <table:table-cell table:style-name="ce7" table:formula="of:=[.B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6]*[.A26]/100; 0)" office:value-type="float" office:value="96" calcext:value-type="float">
            <text:p>96</text:p>
          </table:table-cell>
          <table:table-cell table:formula="of:=[.B26]-[.E26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7]*[.A27]/100; 0)" office:value-type="float" office:value="180" calcext:value-type="float">
            <text:p>180</text:p>
          </table:table-cell>
          <table:table-cell table:formula="of:=[.B27]-[.E2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8]*[.A28]/100; 0)" office:value-type="float" office:value="70" calcext:value-type="float">
            <text:p>70</text:p>
          </table:table-cell>
          <table:table-cell table:formula="of:=[.B28]-[.E28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9]*[.A29]/100; 0)" office:value-type="float" office:value="10" calcext:value-type="float">
            <text:p>10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.94" calcext:value-type="float">
            <text:p>84.94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0]*[.A30]/100; 0)" office:value-type="float" office:value="406" calcext:value-type="float">
            <text:p>406</text:p>
          </table:table-cell>
          <table:table-cell table:formula="of:=[.B30]-[.E30]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1]*[.A31]/100; 0)" office:value-type="float" office:value="6" calcext:value-type="float">
            <text:p>6</text:p>
          </table:table-cell>
          <table:table-cell table:style-name="ce7" table:formula="of:=[.B31]-[.E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2]*[.A32]/100; 0)" office:value-type="float" office:value="3" calcext:value-type="float">
            <text:p>3</text:p>
          </table:table-cell>
          <table:table-cell table:style-name="ce7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table:formula="of:=ROUND([.E34]*100/[.B34]; 2)" office:value-type="float" office:value="90.53" calcext:value-type="float">
            <text:p>90.53</text:p>
          </table:table-cell>
          <table:table-cell table:formula="of:=SUM([.B2:.B32])" office:value-type="float" office:value="3887" calcext:value-type="float">
            <text:p>3887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2])" office:value-type="float" office:value="3519" calcext:value-type="float">
            <text:p>3519</text:p>
          </table:table-cell>
          <table:table-cell table:formula="of:=[.B34]-[.E34]" office:value-type="float" office:value="368" calcext:value-type="float">
            <text:p>368</text:p>
          </table:table-cell>
          <table:table-cell/>
        </table:table-row>
        <table:table-row table:style-name="ro1" table:number-rows-repeated="1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calcext:conditional-formats>
          <calcext:conditional-format calcext:target-range-address="Sheet1.A2:Sheet1.A32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35:40.483195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6-11T10:38:30.300557762</dc:date>
    <meta:editing-duration>P6DT8H49M33S</meta:editing-duration>
    <meta:editing-cycles>49</meta:editing-cycles>
    <meta:generator>LibreOffice/6.4.6.2$MacOSX_X86_64 LibreOffice_project/0ce51a4fd21bff07a5c061082cc82c5ed232f115</meta:generator>
    <dc:creator>Brent Seidel</dc:creator>
    <meta:document-statistic meta:table-count="1" meta:cell-count="166" meta:object-count="0"/>
  </office:meta>
</office:document-meta>
</file>